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0.354cm" fo:min-width="10.104cm" fo:wrap-option="wrap" draw:shadow="hidden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2.74cm" svg:height="12.806cm" svg:x="1cm" svg:y="1cm" svg:viewBox="0 0 12741 12807" svg:d="M5780 1612l1167 1095c-605 1626-1266 3168-1899 4559l2564-391 1704-4531 1162 1167-1439 3043 1417-445c-234 500-537 1014-878 1340l-1060 152c-617 1274-1268 2531-1947 3678-213-245-459-441-741-561-186-1192-626-2017-1050-2855l-1626 3235-804-598c1459-2883 2450-5827 3430-8888zM1619 0h1c-284 0-564 75-810 217s-451 347-593 593-217 526-217 810v9567c0 284 75 564 217 810s347 451 593 593 526 217 810 217h9500 1c284 0 564-75 810-217s451-347 593-593 217-526 217-810l-1-9567h1c0-284-75-564-217-810s-347-451-593-593-526-217-810-217zM5406 7994c602-70 1205-141 1807-211l-936 2055c-248-669-532-1229-871-1844z">
          <text:p/>
        </draw:path>
        <draw:path draw:style-name="gr2" draw:text-style-name="P2" draw:layer="layout" svg:width="12.74cm" svg:height="12.806cm" svg:x="1cm" svg:y="15.893cm" svg:viewBox="0 0 12741 12807" svg:d="M1700 528c-212 0-419 56-603 161-183 106-335 258-441 442-105 183-161 390-161 602v9341c0 212 56 419 161 603 106 183 258 335 442 441 183 105 390 161 602 161h9341c212 0 419-56 603-161 183-106 335-258 441-441 105-184 161-391 161-603v-9341c0-212-56-419-161-602-106-184-258-336-441-442-184-105-391-161-603-161zM5780 1612l1167 1095c-605 1626-1266 3168-1899 4559l2564-391 1704-4531 1162 1167-1439 3043 1417-445c-234 500-537 1014-878 1340l-1060 152c-617 1274-1268 2531-1947 3678-213-245-459-441-741-561-186-1192-626-2017-1050-2855l-1626 3235-804-598c1459-2883 2450-5827 3430-8888zM1619 0h1c-284 0-564 75-810 217s-451 347-593 593-217 526-217 810v9567c0 284 75 564 217 810s347 451 593 593 526 217 810 217h9500 1c284 0 564-75 810-217s451-347 593-593 217-526 217-810l-1-9567h1c0-284-75-564-217-810s-347-451-593-593-526-217-810-217zM5406 7994c602-70 1205-141 1807-211l-936 2055c-248-669-532-1229-871-1844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07:12:42.313143566</meta:creation-date>
    <dc:date>2024-06-13T17:53:26.381076774</dc:date>
    <meta:editing-duration>PT49M42S</meta:editing-duration>
    <meta:editing-cycles>2</meta:editing-cycles>
    <meta:generator>LibreOffice/7.5.7.1$MacOSX_AARCH64 LibreOffice_project/47eb0cf7efbacdee9b19ae25d6752381ede23126</meta:generator>
    <meta:document-statistic meta:object-count="2"/>
  </office:meta>
</office:document-meta>
</file>